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6cm"/>
    </style:style>
    <style:style style:name="co2" style:family="table-column">
      <style:table-column-properties fo:break-before="auto" style:column-width="4.648cm"/>
    </style:style>
    <style:style style:name="co3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16.59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0.556cm" fo:break-before="auto" style:use-optimal-row-height="false"/>
    </style:style>
    <style:style style:name="ta1" style:family="table" style:master-page-name="PageStyle_5f_0x02_5f_bom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x02_bom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Device</text:p>
          </table:table-cell>
          <table:table-cell table:style-name="ce3" office:value-type="string">
            <text:p>Parts</text:p>
          </table:table-cell>
          <table:table-cell table:style-name="ce3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Ceramic capacitor 2.54mm</text:p>
          </table:table-cell>
          <table:table-cell table:style-name="ce3" office:value-type="string">
            <text:p>C1, C2, C4, C7, C11, C1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Electrolytic capacitor.</text:p>
          </table:table-cell>
          <table:table-cell table:style-name="ce3" office:value-type="string">
            <text:p>C3, C5, C6</text:p>
          </table:table-cell>
          <table:table-cell table:style-name="ce3" office:value-type="string">
            <text:p>Must not be more than 11mm high!</text:p>
          </table:table-cell>
          <table:table-cell table:number-columns-repeated="1019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10n</text:p>
          </table:table-cell>
          <table:table-cell table:style-name="ce3" office:value-type="string">
            <text:p>Ceramic capacitor 2.54mm</text:p>
          </table:table-cell>
          <table:table-cell table:style-name="ce3" office:value-type="string">
            <text:p>C8, C9</text:p>
          </table:table-cell>
          <table:table-cell table:style-name="ce3" office:value-type="string">
            <text:p>PWM filtering caps. 1-10nF OK. Lower value -&gt; faster envelopes but more PWM leftovers.</text:p>
          </table:table-cell>
          <table:table-cell table:number-columns-repeated="1019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CV_OUT</text:p>
          </table:table-cell>
          <table:table-cell table:style-name="ce3" office:value-type="string">
            <text:p>AUDIO-JACKERTHENVAR</text:p>
          </table:table-cell>
          <table:table-cell table:style-name="ce3" office:value-type="string">
            <text:p>CV_OUT, GATE_THRU</text:p>
          </table:table-cell>
          <table:table-cell table:style-name="ce3" office:value-type="string">
            <text:p>Switching Mono 3.5mm Audio Jack from Erthenvar.</text:p>
          </table:table-cell>
          <table:table-cell table:number-columns-repeated="1019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table:style-name="ce3" office:value-type="string">
            <text:p>AUDIO-JACKERTHENVAR</text:p>
          </table:table-cell>
          <table:table-cell table:style-name="ce3" office:value-type="string">
            <text:p>CV1IN, GATE_IN</text:p>
          </table:table-cell>
          <table:table-cell table:style-name="ce3" office:value-type="string">
            <text:p>Switching Mono 3.5mm Audio Jack from Erthenvar.</text:p>
          </table:table-cell>
          <table:table-cell table:number-columns-repeated="1019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table:style-name="ce3" office:value-type="string">
            <text:p>1N4004</text:p>
          </table:table-cell>
          <table:table-cell table:style-name="ce3" office:value-type="string">
            <text:p>D1, D2</text:p>
          </table:table-cell>
          <table:table-cell table:style-name="ce3" office:value-type="string">
            <text:p>1N4001 also OK.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" table:style-name="ce3" office:value-type="string">
            <text:p>78L05Z</text:p>
          </table:table-cell>
          <table:table-cell table:style-name="ce3" office:value-type="string">
            <text:p>IC1</text:p>
          </table:table-cell>
          <table:table-cell table:style-name="ce3" office:value-type="string">
            <text:p>Voltage regulator 5V TO92 package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TL072</text:p>
          </table:table-cell>
          <table:table-cell table:style-name="ce3" office:value-type="string">
            <text:p>TL072P</text:p>
          </table:table-cell>
          <table:table-cell table:style-name="ce3" office:value-type="string">
            <text:p>IC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" table:style-name="ce3" office:value-type="string">
            <text:p>4050N</text:p>
          </table:table-cell>
          <table:table-cell table:style-name="ce3" office:value-type="string">
            <text:p>IC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EURORACK PSU</text:p>
          </table:table-cell>
          <table:table-cell table:style-name="ce3" office:value-type="string">
            <text:p>PINHD-2X5</text:p>
          </table:table-cell>
          <table:table-cell table:style-name="ce3" office:value-type="string">
            <text:p>JP1</text:p>
          </table:table-cell>
          <table:table-cell table:style-name="ce3" office:value-type="string">
            <text:p>2x5 2.54mm pin header for Eurorack power connection. Mounted on back of PCB.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Green</text:p>
          </table:table-cell>
          <table:table-cell table:style-name="ce3" office:value-type="string">
            <text:p>LED5MM</text:p>
          </table:table-cell>
          <table:table-cell table:style-name="ce3" office:value-type="string">
            <text:p>LED1</text:p>
          </table:table-cell>
          <table:table-cell table:style-name="ce3" office:value-type="string">
            <text:p>5mm clear lens 6000mcd R16=4,7k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Red</text:p>
          </table:table-cell>
          <table:table-cell table:style-name="ce3" office:value-type="string">
            <text:p>LED5MM</text:p>
          </table:table-cell>
          <table:table-cell table:style-name="ce3" office:value-type="string">
            <text:p>LED2</text:p>
          </table:table-cell>
          <table:table-cell table:style-name="ce3" office:value-type="string">
            <text:p>5mm clear lens 7800mcd R13=4,7k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Blue</text:p>
          </table:table-cell>
          <table:table-cell table:style-name="ce3" office:value-type="string">
            <text:p>LED5MM</text:p>
          </table:table-cell>
          <table:table-cell table:style-name="ce3" office:value-type="string">
            <text:p>LED3</text:p>
          </table:table-cell>
          <table:table-cell table:style-name="ce3" office:value-type="string">
            <text:p>5mm clear lens 8000mcd R5=10k</text:p>
          </table:table-cell>
          <table:table-cell table:number-columns-repeated="1019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string">
            <text:p>100k</text:p>
          </table:table-cell>
          <table:table-cell table:style-name="ce3" office:value-type="string">
            <text:p>R-EU_0207/2V</text:p>
          </table:table-cell>
          <table:table-cell table:style-name="ce3" office:value-type="string">
            <text:p>R1, R2, R3, R4, R6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string">
            <text:p>1k</text:p>
          </table:table-cell>
          <table:table-cell table:style-name="ce3" office:value-type="string">
            <text:p>R-EU_0207/2V</text:p>
          </table:table-cell>
          <table:table-cell table:style-name="ce3" office:value-type="string">
            <text:p>R5, R7, R13, R15, R16</text:p>
          </table:table-cell>
          <table:table-cell table:style-name="ce3" office:value-type="string">
            <text:p>R5, R13, R16 are LED current limiting resistors. Choose wisely! (LED drive voltage is 5V).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10k</text:p>
          </table:table-cell>
          <table:table-cell table:style-name="ce3" office:value-type="string">
            <text:p>R-EU_0207/2V</text:p>
          </table:table-cell>
          <table:table-cell table:style-name="ce3" office:value-type="string">
            <text:p>R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string">
            <text:p>10k</text:p>
          </table:table-cell>
          <table:table-cell table:style-name="ce3" office:value-type="string">
            <text:p>POT_USVERTICAL</text:p>
          </table:table-cell>
          <table:table-cell table:style-name="ce3" office:value-type="string">
            <text:p>R9, R10, R11, R12</text:p>
          </table:table-cell>
          <table:table-cell table:style-name="ce3" office:value-type="string">
            <text:p>ALPS 10K lin PCB mount potentiometer <text:s/>Mouser Pt No 688-RK09D1130C2P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" table:style-name="ce3" office:value-type="string">
            <text:p>TL2285</text:p>
          </table:table-cell>
          <table:table-cell table:style-name="ce3" office:value-type="string">
            <text:p>SW1</text:p>
          </table:table-cell>
          <table:table-cell table:style-name="ce3" office:value-type="string">
            <text:p>E-Switch TL2285 (PCB switch, latching) Mouser Pt.No. 612-TL2285EE300Q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ATTINY84-20PU</text:p>
          </table:table-cell>
          <table:table-cell table:style-name="ce3" office:value-type="string">
            <text:p>ATTINY84ATTINY84-20PU</text:p>
          </table:table-cell>
          <table:table-cell table:style-name="ce3" office:value-type="string">
            <text:p>U$1</text:p>
          </table:table-cell>
          <table:table-cell table:style-name="ce3" office:value-type="string">
            <text:p>Atmel ATtiny84 MCU DIL14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AVR_ISP</text:p>
          </table:table-cell>
          <table:table-cell table:style-name="ce3" office:value-type="string">
            <text:p>AVR_SPI_PRG_6PTH</text:p>
          </table:table-cell>
          <table:table-cell table:style-name="ce3" office:value-type="string">
            <text:p>U$2</text:p>
          </table:table-cell>
          <table:table-cell table:style-name="ce3" office:value-type="string">
            <text:p>AVR ISP 6 Pin header. Mounted on back of PCB.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cap for switch SW1</text:p>
          </table:table-cell>
          <table:table-cell table:style-name="ce3" table:number-columns-repeated="2"/>
          <table:table-cell table:style-name="ce3" office:value-type="string">
            <text:p>Mouser part no 612-1RWHT, 612-1R-BK, 612-1R-RD</text:p>
          </table:table-cell>
          <table:table-cell table:number-columns-repeated="1019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string">
            <text:p>knobs for potentiometers</text:p>
          </table:table-cell>
          <table:table-cell table:style-name="ce3" table:number-columns-repeated="2"/>
          <table:table-cell table:style-name="ce3" office:value-type="string">
            <text:p>The pots mentioned have 6mm D-shaped shafts. Small knobs recommended, panel is a bit crowded.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0x02 PCB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0x02 Front panel</text:p>
          </table:table-cell>
          <table:table-cell table:style-name="ce3" table:number-columns-repeated="2"/>
          <table:table-cell table:style-name="ce3" office:value-type="string">
            <text:p>Prototype panels done with Ponoko “Medium Grey transparent Acrylic GS”. Note: no LED holes in panel. </text:p>
          </table:table-cell>
          <table:table-cell table:number-columns-repeated="1019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string">
            <text:p>12mm M3 spacer bolts</text:p>
          </table:table-cell>
          <table:table-cell table:style-name="ce3" table:number-columns-repeated="2"/>
          <table:table-cell table:style-name="ce3" office:value-type="string">
            <text:p>For use between front panel and PCB</text:p>
          </table:table-cell>
          <table:table-cell table:number-columns-repeated="1019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string">
            <text:p>6mm M3 screws</text:p>
          </table:table-cell>
          <table:table-cell table:style-name="ce3" table:number-columns-repeated="2"/>
          <table:table-cell table:style-name="ce3" office:value-type="string">
            <text:p>Screws -&gt; front panel -&gt; 12mm spacer bolts &lt;- PCB &lt;- Nuts.</text:p>
          </table:table-cell>
          <table:table-cell table:number-columns-repeated="1019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string">
            <text:p>M3 nuts</text:p>
          </table:table-cell>
          <table:table-cell table:style-name="ce3" table:number-columns-repeated="3"/>
          <table:table-cell table:number-columns-repeated="1019"/>
        </table:table-row>
        <table:table-row table:style-name="ro1" table:number-rows-repeated="3">
          <table:table-cell table:style-name="ce1"/>
          <table:table-cell table:style-name="ce3" table:number-columns-repeated="4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number-style style:name="N5000" number:language="sv" number:country="SE">
      <number:number number:min-integer-digits="1"/>
    </number:number-style>
    <number:number-style style:name="N5109P0" style:volatile="true" number:language="sv" number:country="SE">
      <number:number number:decimal-places="0" number:min-integer-digits="1" number:grouping="true"/>
      <number:text> kr</number:text>
    </number:number-style>
    <number:number-style style:name="N510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9P0"/>
    </number:number-style>
    <number:number-style style:name="N5110P0" style:volatile="true" number:language="sv" number:country="SE">
      <number:number number:decimal-places="0" number:min-integer-digits="1" number:grouping="true"/>
      <number:text> kr</number:text>
    </number:number-style>
    <number:number-style style:name="N511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10P0"/>
    </number:number-style>
    <number:number-style style:name="N5112P0" style:volatile="true" number:language="sv" number:country="SE">
      <number:number number:decimal-places="2" number:min-integer-digits="1" number:grouping="true"/>
      <number:text> kr</number:text>
    </number:number-style>
    <number:number-style style:name="N511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2P0"/>
    </number:number-style>
    <number:number-style style:name="N5113P0" style:volatile="true" number:language="sv" number:country="SE">
      <number:number number:decimal-places="2" number:min-integer-digits="1" number:grouping="true"/>
      <number:text> kr</number:text>
    </number:number-style>
    <number:number-style style:name="N511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3P0"/>
    </number:number-style>
    <number:date-style style:name="N5114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5" number:language="sv" number:country="SE">
      <number:day number:style="long"/>
      <number:text>-</number:text>
      <number:month number:textual="true"/>
    </number:date-style>
    <number:date-style style:name="N5116" number:language="sv" number:country="SE">
      <number:month number:textual="true"/>
      <number:text>-</number:text>
      <number:year/>
    </number:date-style>
    <number:time-style style:name="N5117" number:language="sv" number:country="SE">
      <number:hours/>
      <number:text>:</number:text>
      <number:minutes number:style="long"/>
      <number:text> </number:text>
      <number:am-pm/>
    </number:time-style>
    <number:time-style style:name="N5118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9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21P0" style:volatile="true" number:language="sv" number:country="SE">
      <number:number number:decimal-places="0" number:min-integer-digits="1" number:grouping="true"/>
      <number:text>    </number:text>
    </number:number-style>
    <number:number-style style:name="N5121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21P0"/>
    </number:number-style>
    <number:number-style style:name="N5122P0" style:volatile="true" number:language="sv" number:country="SE">
      <number:number number:decimal-places="0" number:min-integer-digits="1" number:grouping="true"/>
      <number:text>    </number:text>
    </number:number-style>
    <number:number-style style:name="N5122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2P0"/>
    </number:number-style>
    <number:number-style style:name="N5124P0" style:volatile="true" number:language="sv" number:country="SE">
      <number:number number:decimal-places="2" number:min-integer-digits="1" number:grouping="true"/>
      <number:text>    </number:text>
    </number:number-style>
    <number:number-style style:name="N5124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4P0"/>
    </number:number-style>
    <number:number-style style:name="N5125P0" style:volatile="true" number:language="sv" number:country="SE">
      <number:number number:decimal-places="2" number:min-integer-digits="1" number:grouping="true"/>
      <number:text>    </number:text>
    </number:number-style>
    <number:number-style style:name="N5125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5P0"/>
    </number:number-style>
    <number:number-style style:name="N5129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9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9P2" style:volatile="true" number:language="sv" number:country="SE">
      <number:text> -     </number:text>
    </number:number-style>
    <number:text-style style:name="N5129" number:language="sv" number:country="S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3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3P2" style:volatile="true" number:language="sv" number:country="SE">
      <number:text> - kr </number:text>
    </number:number-style>
    <number:text-style style:name="N5133" number:language="sv" number:country="SE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7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7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7" number:language="sv" number:country="SE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41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41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41" number:language="sv" number:country="SE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sv" number:country="SE">
      <number:minutes number:style="long"/>
      <number:text>:</number:text>
      <number:seconds number:style="long"/>
    </number:time-style>
    <number:time-style style:name="N5143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4" number:language="sv" number:country="SE">
      <number:minutes number:style="long"/>
      <number:text>:</number:text>
      <number:seconds number:style="long" number:decimal-places="1"/>
    </number:time-style>
    <number:number-style style:name="N5145" number:language="sv" number:country="SE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x02_5f_bom" style:display-name="PageStyle_0x02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e0fbe70-dcba98b-297ab39-994e618-0f858f0</meta:generator>
    <dc:date>2014-12-07T17:37:30</dc:date>
    <meta:editing-duration>PT11M7S</meta:editing-duration>
    <meta:editing-cycles>3</meta:editing-cycles>
    <meta:document-statistic meta:table-count="1" meta:cell-count="119" meta:object-count="0"/>
  </office:meta>
</office:document-meta>
</file>